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true"/>
      <style:text-properties officeooo:rsid="000457e2" officeooo:paragraph-rsid="0005b0c6"/>
    </style:style>
    <style:style style:name="P2" style:family="paragraph" style:parent-style-name="Text_20_body">
      <style:paragraph-properties fo:margin-top="0in" fo:margin-bottom="0in" loext:contextual-spacing="true"/>
      <style:text-properties officeooo:rsid="0019f4c4" officeooo:paragraph-rsid="0005b0c6"/>
    </style:style>
    <style:style style:name="P3" style:family="paragraph" style:parent-style-name="Text_20_body">
      <style:paragraph-properties fo:margin-top="0in" fo:margin-bottom="0in" loext:contextual-spacing="true"/>
      <style:text-properties officeooo:rsid="001a2483" officeooo:paragraph-rsid="0005b0c6"/>
    </style:style>
    <style:style style:name="P4" style:family="paragraph" style:parent-style-name="Text_20_body">
      <style:paragraph-properties fo:margin-top="0in" fo:margin-bottom="0in" loext:contextual-spacing="true"/>
      <style:text-properties officeooo:rsid="001b1a49" officeooo:paragraph-rsid="0005b0c6"/>
    </style:style>
    <style:style style:name="P5" style:family="paragraph" style:parent-style-name="Text_20_body">
      <style:paragraph-properties fo:margin-top="0in" fo:margin-bottom="0in" loext:contextual-spacing="true"/>
      <style:text-properties style:font-name="Liberation Serif" fo:font-style="italic" officeooo:paragraph-rsid="0005b0c6" style:font-style-asian="italic" style:font-style-complex="italic"/>
    </style:style>
    <style:style style:name="P6" style:family="paragraph" style:parent-style-name="Text_20_body">
      <style:paragraph-properties fo:margin-top="0in" fo:margin-bottom="0in" loext:contextual-spacing="true"/>
      <style:text-properties officeooo:rsid="001cdd15" officeooo:paragraph-rsid="0005b0c6"/>
    </style:style>
    <style:style style:name="P7" style:family="paragraph" style:parent-style-name="Text_20_body">
      <style:paragraph-properties fo:margin-top="0in" fo:margin-bottom="0in" loext:contextual-spacing="true"/>
      <style:text-properties officeooo:rsid="001d970e" officeooo:paragraph-rsid="0005b0c6"/>
    </style:style>
    <style:style style:name="P8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1d970e" officeooo:paragraph-rsid="0005b0c6" style:font-size-asian="12pt" style:font-size-complex="12pt"/>
    </style:style>
    <style:style style:name="P9" style:family="paragraph" style:parent-style-name="Text_20_body">
      <style:paragraph-properties fo:margin-top="0in" fo:margin-bottom="0in" loext:contextual-spacing="true"/>
      <style:text-properties officeooo:rsid="00054ec2" officeooo:paragraph-rsid="0005b0c6"/>
    </style:style>
    <style:style style:name="P10" style:family="paragraph" style:parent-style-name="Text_20_body">
      <style:paragraph-properties fo:margin-top="0in" fo:margin-bottom="0in" loext:contextual-spacing="true"/>
      <style:text-properties officeooo:rsid="025bd75a" officeooo:paragraph-rsid="0005b0c6"/>
    </style:style>
    <style:style style:name="P11" style:family="paragraph" style:parent-style-name="Text_20_body">
      <style:paragraph-properties fo:margin-top="0in" fo:margin-bottom="0in" loext:contextual-spacing="true"/>
      <style:text-properties officeooo:paragraph-rsid="0005b0c6"/>
    </style:style>
    <style:style style:name="P12" style:family="paragraph" style:parent-style-name="Heading_20_2">
      <style:paragraph-properties fo:text-align="center" style:justify-single-word="false"/>
      <style:text-properties fo:font-variant="normal" fo:text-transform="none" fo:color="#252525" style:font-name="Liberation Serif" fo:font-size="12pt" fo:letter-spacing="normal" fo:font-style="normal" fo:font-weight="normal" officeooo:rsid="002a6827" officeooo:paragraph-rsid="0005b0c6" style:font-size-asian="12pt" style:font-size-complex="12pt"/>
    </style:style>
    <style:style style:name="T1" style:family="text">
      <style:text-properties officeooo:rsid="026ab1b8"/>
    </style:style>
    <style:style style:name="T2" style:family="text">
      <style:text-properties officeooo:rsid="000e5b49"/>
    </style:style>
    <style:style style:name="T3" style:family="text">
      <style:text-properties officeooo:rsid="0019f4c4"/>
    </style:style>
    <style:style style:name="T4" style:family="text">
      <style:text-properties officeooo:rsid="0268be27"/>
    </style:style>
    <style:style style:name="T5" style:family="text">
      <style:text-properties officeooo:rsid="001a2483"/>
    </style:style>
    <style:style style:name="T6" style:family="text">
      <style:text-properties officeooo:rsid="001ed1a2"/>
    </style:style>
    <style:style style:name="T7" style:family="text">
      <style:text-properties officeooo:rsid="0391f47f"/>
    </style:style>
    <style:style style:name="T8" style:family="text">
      <style:text-properties officeooo:rsid="001b1a49"/>
    </style:style>
    <style:style style:name="T9" style:family="text">
      <style:text-properties officeooo:rsid="001cdd15"/>
    </style:style>
    <style:style style:name="T10" style:family="text">
      <style:text-properties officeooo:rsid="017e9032"/>
    </style:style>
    <style:style style:name="T11" style:family="text">
      <style:text-properties officeooo:rsid="02690556"/>
    </style:style>
    <style:style style:name="T12" style:family="text">
      <style:text-properties officeooo:rsid="00355caa"/>
    </style:style>
    <style:style style:name="T13" style:family="text">
      <style:text-properties officeooo:rsid="000c877d"/>
    </style:style>
    <style:style style:name="T14" style:family="text">
      <style:text-properties fo:font-variant="normal" fo:text-transform="none" fo:color="#252525" style:font-name="Liberation Serif" fo:font-size="12pt" fo:letter-spacing="normal" fo:font-style="normal" fo:font-weight="normal" officeooo:rsid="001d970e" style:font-size-asian="12pt" style:font-size-complex="12pt"/>
    </style:style>
    <style:style style:name="T15" style:family="text">
      <style:text-properties officeooo:rsid="00054ec2"/>
    </style:style>
    <style:style style:name="T16" style:family="text">
      <style:text-properties officeooo:rsid="025bd75a"/>
    </style:style>
    <style:style style:name="T17" style:family="text">
      <style:text-properties officeooo:rsid="000cfd9c"/>
    </style:style>
    <style:style style:name="T18" style:family="text">
      <style:text-properties officeooo:rsid="00056c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/>
      <text:p text:style-name="P1">Он явился электричкой из <text:span text:style-name="T3">недалёкого Бахмача в </text:span>соседней области и последней вечерней отбудет восвояси. <text:s/></text:p>
      <text:p text:style-name="P2">До отправления оставалось не так уже и много, но и не мало и мы не торопясь двинули на Вокзал.</text:p>
      <text:p text:style-name="P11">По пути мы повспоминали золотое времечко, <text:span text:style-name="T3">Славика с Петюней;</text:span> <text:span text:style-name="T4">в </text:span>общи<text:span text:style-name="T4">х словах</text:span> обрисовали свои дела за <text:span text:style-name="T4">истекший </text:span>период.</text:p>
      <text:p text:style-name="P11"><text:span text:style-name="T4">Опечаленно вздохнув, Двойка признался, что ему известно, будто </text:span>у <text:span text:style-name="T5">меня</text:span> всё пошло наперекосяк. <text:s/></text:p>
      <text:p text:style-name="P11"><text:span text:style-name="T6">Ну, а он, тем временем, закончил институт и, по распределению, стал учителем </text:span>хими<text:span text:style-name="T6">и</text:span> в <text:s/><text:span text:style-name="T6">села </text:span>Варваровк<text:span text:style-name="T6">а — <text:s/>за шесть километров от его родного дома. </text:span><text:s/></text:p>
      <text:p text:style-name="P3"><text:span text:style-name="T4">Столь выгодное распределение друга не стало для меня сюрпризом;</text:span> в эпоху дефицита <text:s/><text:span text:style-name="T6">экспедитор</text:span> районной торговой базы — <text:s/><text:span text:style-name="T7">это </text:span>его мам<text:span text:style-name="T4">а</text:span> — <text:span text:style-name="T4">располагает </text:span>рычаг<text:span text:style-name="T4">ами</text:span> помощнее, чем <text:span text:style-name="T4">даже </text:span>секретар<text:span text:style-name="T7">ь</text:span> райкома партии.</text:p>
      <text:p text:style-name="P3"/>
      <text:p text:style-name="P4">В Варваровке всё потопало в самогонном море и выплыть могла лишь недюжинная особ<text:span text:style-name="T7">ь</text:span>, с генетической устойчивостью к перваку, доставшейся от <text:span text:style-name="T4">казацких </text:span>предков. </text:p>
      <text:p text:style-name="P4"><text:span text:style-name="T7">Промежутки в работе с детьми школы <text:s/>заполнялись</text:span> гулеванье<text:span text:style-name="T6">м</text:span> с полублатными хлопцами райцентр<text:span text:style-name="T4">а</text:span>, да поездк<text:span text:style-name="T6">ами</text:span> в <text:span text:style-name="T6">Нежин</text:span> – переспать в общаге со студенточкой <text:span text:style-name="T6">пошлюховатей</text:span>.</text:p>
      <text:p text:style-name="P11">В армию сельских учителей не берут, <text:span text:style-name="T8"><text:s/>как не берут туда и </text:span>тех, кому исполнилось 27 лет. </text:p>
      <text:p text:style-name="P11">По достижении <text:span text:style-name="T8">указанного</text:span> возраста Двойка понял, что <text:span text:style-name="T4">ему </text:span>пора расти. </text:p>
      <text:p text:style-name="P11"><text:span text:style-name="T8">П</text:span>рофессор <text:span text:style-name="T8">из нежинского института</text:span>, которому перепадали дефициты с маминой торг<text:span text:style-name="T8">овой </text:span>базы, составил протекцию в <text:span text:style-name="T4">какой-то киевский</text:span> НИИ. </text:p>
      <text:p text:style-name="P11">Аспирантура. У каждой буквы <text:span text:style-name="T6">персональный</text:span> ореол. </text:p>
      <text:p text:style-name="P11">Чтоб влезть в аспирантуру, Двойка готов был помолиться всем богам. </text:p>
      <text:p text:style-name="P11">Профессор <text:span text:style-name="T8">свёл маму с нужным человеком из НИИ и</text:span> <text:span text:style-name="T9">она провела необходимые переговоры, </text:span>но Двойка<text:span text:style-name="T9"> всё же сходил ещё и во Владимирский собор, где вознёс молитву и не поскупился на двухпудовую свечу, а теперь, на всякий, </text:span>заявился <text:span text:style-name="T9">и </text:span>ко мне. </text:p>
      <text:p text:style-name="P11"><text:span text:style-name="T9">Ведь я тот самый </text:span>Ахул<text:span text:style-name="T6">я</text:span> – <text:span text:style-name="T9">элита общаги, </text:span>восходящ<text:span text:style-name="T6">ая</text:span> звезд<text:span text:style-name="T9">ой англофака</text:span>, носител<text:span text:style-name="T6">ь</text:span> благословения, как Иаков, как Иосиф... </text:p>
      <text:p text:style-name="P11"/>
      <text:p text:style-name="P5"><text:span text:style-name="T10">(...ч</text:span>ёрт его знает, что такое благословен<text:span text:style-name="T10">ность</text:span>, но Томас Манн говорил, что он<text:span text:style-name="T7">а, таки, </text:span><text:s/>есть...<text:span text:style-name="T10">)</text:span></text:p>
      <text:p text:style-name="P11"><text:s/></text:p>
      <text:p text:style-name="P11"><text:span text:style-name="T9">Похоже</text:span> Ахул<text:span text:style-name="T9">я гробанулся под откос и расплескал </text:span>сво<text:span text:style-name="T10">ю</text:span> благословен<text:span text:style-name="T10">ность</text:span>, но <text:span text:style-name="T9">вдруг капля-другая не разлились? Пусть</text:span> брызнет и на него, на Двойку. </text:p>
      <text:p text:style-name="P11"/>
      <text:p text:style-name="P6">Про капли он мне ничего <text:span text:style-name="T7">такого </text:span>не говорил — поставил точку на гигантской свечке, всё остальное плод моей горячечной фантазии.</text:p>
      <text:p text:style-name="P11"><text:span text:style-name="T7">Под конец, <text:s/>Двойка перешёл к своим ближайшим планам и</text:span> без околичностей, выложил <text:span text:style-name="T9">деловую </text:span>суть, по которой мне терять нечего и если попадусь на чём, то меня сажать не станут, <text:span text:style-name="T11">тогда к</text:span>а<text:span text:style-name="T11">к</text:span> у него <text:span text:style-name="T11">научная карьера впереди</text:span>. <text:span text:style-name="T9">Осталось только отбыть эту аспирантуру. Зато</text:span> в случае удачи <text:span text:style-name="T11">светит</text:span> приличный куш.</text:p>
      <text:p text:style-name="P7">Короче, один, <text:span text:style-name="T11">типа, деловой из Киева, </text:span>хочет закупить сумки две дури. Но не принимать же <text:span text:style-name="T12">Двойке </text:span>его у себя <text:span text:style-name="T7">на</text:span> селе: а вдруг <text:span text:style-name="T11">деловой окажется</text:span> опер<text:span text:style-name="T11">ом</text:span>? Лучше <text:span text:style-name="T12">пусть</text:span> я продам в удобном <text:span text:style-name="T11">для сделки </text:span>месте. </text:p>
      <text:p text:style-name="P7">От такого предложения мне стало <text:span text:style-name="T11">как-то даже и</text:span> тоскливо — за политику в Ромнах держат 45 <text:soft-page-break/>дней, а на сколько прикроют за анашу? И <text:span text:style-name="T11">там тебя </text:span>могут сделать беспробудно спящим... </text:p>
      <text:p text:style-name="P7">Но Двойка прав — терять мне нечего, <text:span text:style-name="T11">ведь, по-моему, мой </text:span>план <text:span text:style-name="T11">по Моэму</text:span> исполнен, и я согласился.</text:p>
      <text:p text:style-name="P8">На второй платформе мы обменялись прощальным рукопожатием: да помогут тебе, Двойка, <text:span text:style-name="T11">мои неразбрызганные</text:span> капли, <text:span text:style-name="T11">если ещё что-то осталось</text:span>. Поступай в свою аспирантуру — большому кораблю большое и плавание.</text:p>
      <text:p text:style-name="P8"/>
      <text:p text:style-name="P11"><text:span text:style-name="T11">На столе т</text:span>елеграмма из Киева: «Суббота 12.30. Метро Вокзальная. Будут ребята». Подписи нет. Значит друг <text:span text:style-name="T11">мой меня зовёт</text:span> — Двойка. </text:p>
      <text:p text:style-name="P11"/>
      <text:p text:style-name="P11"><text:span text:style-name="T13">Всю приходящую мне почту родители</text:span> кла<text:span text:style-name="T13">дут</text:span> на стол под лампу; приду <text:s/>с работы <text:span text:style-name="T14">—</text:span> увижу <text:span text:style-name="T11">очередной номер «Всесвита»</text:span>. <text:span text:style-name="T15">Но телеграмма из Киева приходит впервые, и текст какой-то конспиративный. <text:s/></text:span></text:p>
      <text:p text:style-name="P9"><text:span text:style-name="T11">Поскольку</text:span> на <text:span text:style-name="T11">во</text:span>просы родите<text:span text:style-name="T11">лей</text:span> я <text:s/>молч<text:span text:style-name="T11">у</text:span> как рыба об лёд, <text:span text:style-name="T11">выяснение</text:span> поручен<text:span text:style-name="T16">о</text:span> Леночке. </text:p>
      <text:p text:style-name="P11"><text:span text:style-name="T11">Ей я </text:span><text:s/>отвеча<text:span text:style-name="T13">ю</text:span> с уклончивостью дельфийских пифий, <text:span text:style-name="T13">чувствуя как нарастает напряжённая тишину на кухне и в смежной комнате</text:span>. </text:p>
      <text:p text:style-name="P11">- Тебе телеграмма. </text:p>
      <text:p text:style-name="P11">- Как интересно. </text:p>
      <text:p text:style-name="P11">- Уже прочитал? </text:p>
      <text:p text:style-name="P11">- А что ещё оставалось делать? </text:p>
      <text:p text:style-name="P11">- Из Киева? Да? </text:p>
      <text:p text:style-name="P11">- Так здесь написано. </text:p>
      <text:p text:style-name="P11">- А от кого? </text:p>
      <text:p text:style-name="P11">- Здесь не написано. </text:p>
      <text:p text:style-name="P11">- Поедешь? </text:p>
      <text:p text:style-name="P11">- Можно и не е<text:span text:style-name="T13">ха</text:span>ть, если <text:span text:style-name="T13">раздобыть</text:span> <text:span text:style-name="T13">дельтаплан.</text:span> </text:p>
      <text:p text:style-name="P11">Зачем <text:span text:style-name="T13">я </text:span>выпендрива<text:span text:style-name="T13">юсь</text:span> и напуска<text:span text:style-name="T13">ю</text:span> туману? </text:p>
      <text:p text:style-name="P11">А как <text:span text:style-name="T10">же </text:span>ещё привить вкус к философичным диалогам, к игре словами и приоткрыть ей, безматерной, извечную женскую тайну: чтобы к тебе не охладели, давай не давая? </text:p>
      <text:p text:style-name="P11">Обычно эти прекраснословные беседы обрыва<text:span text:style-name="T13">ются</text:span> яростным негодованием кухни: </text:p>
      <text:p text:style-name="P11">- Поговорила?! Уйди ты от него! </text:p>
      <text:p text:style-name="P11"><text:span text:style-name="T13">С</text:span>высока <text:span text:style-name="T13">по</text:span>коси<text:span text:style-name="T13">вшись</text:span> на меня, <text:span text:style-name="T13">Леночка </text:span>произноси<text:span text:style-name="T13">т</text:span> «странно!» и <text:span text:style-name="T13">идёт</text:span> прочь. </text:p>
      <text:p text:style-name="P11"/>
      <text:p text:style-name="P11"><text:span text:style-name="T17">Умн</text:span>ая <text:span text:style-name="T15">выросла девочка</text:span>. Умеет лавировать, пусть <text:span text:style-name="T17">пока </text:span>ещё наивно, по-детски. </text:p>
      <text:p text:style-name="P11"><text:span text:style-name="T17">За спиною не слабая выучка, особенно от трёх до пяти;</text:span> когда у неё вдруг испарилась мама, а папа <text:span text:style-name="T17">показывался лишь на выходные</text:span>, чтобы уйти к своим друзьям; <text:span text:style-name="T17">вечером по будням </text:span>за стенкою храпел пьянючий дед, <text:span text:style-name="T18">а</text:span> бабушка с досады, что улизнул-таки, хоть вместе шли из цеха к проходной, и что намёрзлась <text:span text:style-name="T18">в ожидании</text:span> трамвая, и что одна тащилась с сумками через потёмки и сугробы окраинных улиц — страшным криком кричала на девочку, грозя отдать её, гадость такую, в детский дом и ребёнку казалось — не бабушка это, а Баба-Яга, злая колдунья, хозяйка <text:span text:style-name="T18">жутких</text:span> чудищ, повелительница чёрной вьюги, что царапается в стылые окна; и все они против неё — <text:span text:style-name="T18">пяти</text:span>летней, одной, беззащитной. </text:p>
      <text:p text:style-name="P11">Жаловаться — кому? Помощи ждать — откуда? </text:p>
      <text:p text:style-name="P11"><text:span text:style-name="T18">Вот и</text:span> подладилась <text:span text:style-name="T17">Леночка </text:span>к любимой бабуле. <text:span text:style-name="T17">Знает когда обнять</text:span>, и чмокн<text:span text:style-name="T17">уть</text:span>, а та ей пирожные с кремом привозит из магазина «Кулинария» <text:span text:style-name="T18">на Переезде</text:span>, где пересадка в трамвай на <text:span text:style-name="T18">П</text:span>осёлок. <text:span text:style-name="T17">Да ещё и</text:span> шьёт ей всё на машинке. </text:p>
      <text:p text:style-name="P11">С папы ей что? С работы при<text:span text:style-name="T18">ходит</text:span> и шуршит книжками, вон даже настольную лампу купил. Ну, ещё тридцатка в месяц, а что восьмикласснице <text:span text:style-name="T17">с </text:span>тридцат<text:span text:style-name="T17">и</text:span> рублей? </text:p>
      <text:p text:style-name="P11"><text:span text:style-name="T17">Зато бабуля</text:span> на неё страховку завела: <text:span text:style-name="T17">исполнится</text:span> восемнадцать лет — получите, Леночка, две <text:soft-page-break/>тысячи. </text:p>
      <text:p text:style-name="P11">И <text:span text:style-name="T18">чего хочешь </text:span>вкусненько<text:span text:style-name="T17">го </text:span>попроси — <text:span text:style-name="T17">бабушка </text:span>сготовит. </text:p>
      <text:p text:style-name="P11"><text:span text:style-name="T17">И п</text:span>ро одноклассников всё до капельки знает, <text:span text:style-name="T7">с ней </text:span>есть о чём <text:span text:style-name="T7">поговорить</text:span>. </text:p>
      <text:p text:style-name="P11">Правда, если спроси<text:span text:style-name="T7">ш</text:span>ь что <text:span text:style-name="T17">такое</text:span> «счастье», или в чём красота – то <text:span text:style-name="T17">папа</text:span> интересне<text:span text:style-name="T17">й</text:span> объясняет. И новую причёску так похвалить умеет, что от радости аж в носу щекотно. </text:p>
      <text:p text:style-name="P11">Но всё равно, бабулечка — лучше. </text:p>
      <text:p text:style-name="P10"/>
      <text:p text:style-name="P11">Друг мой Двойка <text:span text:style-name="T17">верно</text:span> <text:span text:style-name="T17">вычислил</text:span>, что встречаться надо в 12.30. <text:span text:style-name="T11">Именно</text:span> <text:span text:style-name="T18">к</text:span> этому времени до<text:span text:style-name="T16">катывается до</text:span> Киев<text:span text:style-name="T16">а</text:span> первая электричка из Конотопа. </text:p>
      <text:p text:style-name="P11">Не учёл он лишь одного — <text:span text:style-name="T17">что не терплю я быть поставленным</text:span> в рамки, которые не <text:span text:style-name="T17">от меня исходят</text:span>. Так что в мать городов русских я прибыл двумя часами раньше — скорым поездом. </text:p>
      <text:p text:style-name="P11">Прогулочной походкой <text:span text:style-name="T18">я покинул</text:span> звенящую трамва<text:span text:style-name="T17">йной</text:span> суматох<text:span text:style-name="T17">ой</text:span> привокзальн<text:span text:style-name="T17">ую</text:span> площад<text:span text:style-name="T17">ь</text:span> и по наклонной плоскости <text:span text:style-name="T17">широкого пустого</text:span> тротуара спустился к перекрёстку. </text:p>
      <text:p text:style-name="P11">В столовую при Доме Быта следом за мно<text:span text:style-name="T11">й</text:span> зашл<text:span text:style-name="T2">и</text:span> с полд<text:span text:style-name="T2">южины</text:span> цыганок . </text:p>
      <text:p text:style-name="P11">Снимая плащ и шляпу на вешалку в углу, <text:span text:style-name="T18">я </text:span>чуть пожалел, что так совпало — <text:span text:style-name="T2">дожидайся </text:span>теперь пока <text:span text:style-name="T11">их группа будет выбирать</text:span> <text:span text:style-name="T11">себе хавку </text:span>и, <text:span text:style-name="T1">перекликаясь на непонятном языке,</text:span> <text:span text:style-name="T16">подтаскивать</text:span> свои подносы к кассе. </text:p>
      <text:p text:style-name="P11">Впрочем, времени предостаточно. </text:p>
      <text:p text:style-name="P11"><text:span text:style-name="T1">Цыганки</text:span> <text:span text:style-name="T1">заняли </text:span>выжида<text:span text:style-name="T1">тельную позицию</text:span> <text:span text:style-name="T16">и, поглядывая на меня, </text:span>явно <text:span text:style-name="T16">воздерживались</text:span> идти первыми. </text:p>
      <text:p text:style-name="P11">И тоже правильно — как <text:span text:style-name="T1">проверить </text:span><text:s/>что тут у них съ<text:span text:style-name="T18">е</text:span>добное сегодня? </text:p>
      <text:p text:style-name="P11">- Хлеб забыли,- скользнув взглядом по моему подносу, буркнула кассирка. </text:p>
      <text:p text:style-name="P11">- Не треба. </text:p>
      <text:p text:style-name="P11">Пожав плечами, она отбросила на счётах уже приплюсованные было костяшки и приняла потёртую рублёвку. </text:p>
      <text:p text:style-name="P11">За столом, скромно потупившись в капустный салат вприкуску с заварным пирожным, я старательно не обраща<text:span text:style-name="T1">ю</text:span> внимание на диктора <text:span text:style-name="T2">новостей, который в шапке и пальто вещает за соседним столиком, выдаёт</text:span> <text:span text:style-name="T1">жующей </text:span>сотрапезнице последние известия своего мира — <text:span text:style-name="T1">там</text:span> вчера кто-то облопался ноксирон<text:span text:style-name="T18">а</text:span> и <text:span text:style-name="T1">коньки откинул</text:span>. </text:p>
      <text:p text:style-name="P11">Самый застольный разговор. Но что удивительно: этот столичный широковещатель слово в слово повторил <text:span text:style-name="T1">уже у</text:span>слышанное мною в глуши провинциальной. <text:span text:style-name="T18">Виталя-крановщик ещё на той неделе выдавал эту новость. </text:span></text:p>
      <text:p text:style-name="P11">Совпадение, <text:span text:style-name="T18">или п</text:span>лагиат? </text:p>
      <text:p text:style-name="P11">Перехватив мой <text:span text:style-name="T1">задумчивый </text:span>взгляд, <text:span text:style-name="T2">диктор</text:span> гордо приосанился — владелец сногсшибательной сенсации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6:47:10.759306965</meta:creation-date>
    <dc:date>2017-03-03T16:47:15.455657292</dc:date>
    <dc:creator>sehrguey </dc:creator>
    <meta:editing-duration>PT4S</meta:editing-duration>
    <meta:editing-cycles>1</meta:editing-cycles>
    <meta:document-statistic meta:table-count="0" meta:image-count="0" meta:object-count="0" meta:page-count="3" meta:paragraph-count="68" meta:word-count="1162" meta:character-count="7599" meta:non-whitespace-character-count="6403"/>
    <meta:generator>LibreOffice/4.3.3.2$Linux_x86 LibreOffice_project/430m0$Build-2</meta:generator>
  </office:meta>
</office:document-meta>
</file>